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Courier"/>
    </style:style>
    <style:style style:name="P3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</style:style>
    <style:style style:name="P4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style:font-name-complex="Calibri1"/>
    </style:style>
    <style:style style:name="P5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209in solid #00000a"/>
    </style:style>
    <style:style style:name="P6" style:family="paragraph" style:parent-style-name="Standard" style:master-page-name="Standard">
      <style:paragraph-properties fo:margin-top="0in" fo:margin-bottom="0in" fo:line-height="100%" style:page-number="auto"/>
    </style:style>
    <style:style style:name="P7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style:font-name-complex="Calibri1"/>
    </style:style>
    <style:style style:name="T1" style:family="text">
      <style:text-properties style:font-name-complex="Calibri1"/>
    </style:style>
    <style:style style:name="T2" style:family="text">
      <style:text-properties style:font-name="Wingding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tch Email Corre<text:bookmark text:name="_GoBack"/>spondence: <text:s/>Andrew Davidson</text:p>
      <text:p text:style-name="P1"/>
      <text:p text:style-name="P1">Date: Sun, 22 July 2012 09:15:22</text:p>
      <text:p text:style-name="P1">From: <text:s/><text:a xlink:type="simple" xlink:href="mailto:andrew.davidson@gmail.com">andrew_davidson@gmail.com</text:a></text:p>
      <text:p text:style-name="P1">To: <text:a xlink:type="simple" xlink:href="mailto:elizabethhubbard@yahoo.com">elizabethhubbard@yahoo.com</text:a></text:p>
      <text:p text:style-name="P1">Subject: Party this weekend</text:p>
      <text:p text:style-name="P1"/>
      <text:p text:style-name="P1">Dear Betsy,</text:p>
      <text:p text:style-name="P1"/>
      <text:p text:style-name="P1">I trust all is well! <text:s/>I hope that you and Tom are still planning on coming over to our house for our dinner party on Saturday. <text:s/>Please let me know if your plans have changed. </text:p>
      <text:p text:style-name="P1"/>
      <text:p text:style-name="P1">Best,</text:p>
      <text:p text:style-name="P1"/>
      <text:p text:style-name="P1">Andy</text:p>
      <text:p text:style-name="P1"/>
      <text:p text:style-name="P1">Date: Sun, 22 July 2012 13:45:32</text:p>
      <text:p text:style-name="P1">From: <text:s/><text:a xlink:type="simple" xlink:href="mailto:elizabethhubbard@yahoo.com">elizabethhubbard@yahoo.com</text:a></text:p>
      <text:p text:style-name="P1">To: <text:s/><text:a xlink:type="simple" xlink:href="mailto:Felix@gmail.com">andrew_davidson@gmail.com</text:a></text:p>
      <text:p text:style-name="P1">Subject: Re: Party this weekend</text:p>
      <text:p text:style-name="P1"/>
      <text:p text:style-name="P1">Hi Andy,</text:p>
      <text:p text:style-name="P1"/>
      <text:p text:style-name="P1">Of course! <text:s/>We wouldn’t miss it for the world. <text:s/>Are you sure that we shouldn’t get a babysitter? <text:s/>Clarissa can still be a handful at times. <text:s/></text:p>
      <text:p text:style-name="P1"/>
      <text:p text:style-name="P1">What can we bring?</text:p>
      <text:p text:style-name="P1"/>
      <text:p text:style-name="P1">Betsy</text:p>
      <text:p text:style-name="P1"/>
      <text:p text:style-name="P1">Date: Sun, 22 July 2012 15:15:55</text:p>
      <text:p text:style-name="P1">From: <text:s/><text:a xlink:type="simple" xlink:href="mailto:andrew.davidson@gmail.com">andrew_davidson@gmail.com</text:a></text:p>
      <text:p text:style-name="P1">To: <text:a xlink:type="simple" xlink:href="mailto:elizabethhubbard@yahoo.com">elizabethhubbard@yahoo.com</text:a></text:p>
      <text:p text:style-name="P1">Subject: Re: Party this weekend</text:p>
      <text:p text:style-name="P1"/>
      <text:p text:style-name="P1">Betsy,</text:p>
      <text:p text:style-name="P1"/>
      <text:p text:style-name="P1">Nonsense! <text:s/>We would love to have her. <text:s/>Sean is excited to see her again. <text:s/>It’s been a while, but I’m sure that they will fall back into their groove once they see each other.</text:p>
      <text:p text:style-name="P1"/>
      <text:p text:style-name="P1">Just bring yourselves! <text:s/>And your delightful attitudes!</text:p>
      <text:p text:style-name="P1"/>
      <text:p text:style-name="P1">Best,</text:p>
      <text:p text:style-name="P3"/>
      <text:p text:style-name="P3">Andy</text:p>
      <text:p text:style-name="P3"/>
      <text:p text:style-name="P1"/>
      <text:p text:style-name="P1">Date: Sun, 22 July 2012 10:17:29</text:p>
      <text:p text:style-name="P1"><text:soft-page-break/>From: <text:s/><text:a xlink:type="simple" xlink:href="mailto:johnnyd@yahoo.com">johnnyd@yahoo.com</text:a></text:p>
      <text:p text:style-name="P1">To: <text:s/><text:a xlink:type="simple" xlink:href="mailto:Felix@gmail.com">andrew_davidson@gmail.com</text:a></text:p>
      <text:p text:style-name="P1">Subject: Braves</text:p>
      <text:p text:style-name="P1"/>
      <text:p text:style-name="P1">Hey Andy,</text:p>
      <text:p text:style-name="P1"/>
      <text:p text:style-name="P1">Are we still on for the Braves game this Tuesday? <text:s/>We lucked out: Strasbourg should be pitching for the Nats.</text:p>
      <text:p text:style-name="P1"/>
      <text:p text:style-name="P1">Take care,</text:p>
      <text:p text:style-name="P1"/>
      <text:p text:style-name="P1">Johnny</text:p>
      <text:p text:style-name="P1"/>
      <text:p text:style-name="P1">Date: Sun, 22 July 2012 12:16:44</text:p>
      <text:p text:style-name="P1">From: <text:s/><text:a xlink:type="simple" xlink:href="mailto:andrew.davidson@gmail.com">andrew_davidson@gmail.com</text:a></text:p>
      <text:p text:style-name="P1">To: <text:a xlink:type="simple" xlink:href="mailto:johnnyd@yahoo.com">johnnyd@yahoo.com</text:a></text:p>
      <text:p text:style-name="P1">Subject: Re: Braves</text:p>
      <text:p text:style-name="P1"/>
      <text:p text:style-name="P1">Johnny,</text:p>
      <text:p text:style-name="P1"/>
      <text:p text:style-name="P1">I was planning on it! <text:s/>Should we just meet at the Ted, or do you want to get a drink beforehand? <text:s/>I’m open to either. <text:s/>Camille has given me the green light to do whatever I want. <text:s/></text:p>
      <text:p text:style-name="P1"/>
      <text:p text:style-name="P1">I am looking forward to seeing Strasbourg in person, but I don’t think luck is on our side: Minor is pitching for the Bravos.</text:p>
      <text:p text:style-name="P1"/>
      <text:p text:style-name="P1">Best,</text:p>
      <text:p text:style-name="P1"/>
      <text:p text:style-name="P1">Andy</text:p>
      <text:p text:style-name="P2"/>
      <text:p text:style-name="P1">Date: Sun, 22 July 2012 15:45:54</text:p>
      <text:p text:style-name="P1">From: <text:s/><text:a xlink:type="simple" xlink:href="mailto:johnnyd@yahoo.com">johnnyd@yahoo.com</text:a></text:p>
      <text:p text:style-name="P1">To: <text:s/><text:a xlink:type="simple" xlink:href="mailto:Felix@gmail.com">andrew_davidson@gmail.com</text:a></text:p>
      <text:p text:style-name="P1">Subject: Re: Braves</text:p>
      <text:p text:style-name="P1"/>
      <text:p text:style-name="P1">Andy,</text:p>
      <text:p text:style-name="P1"/>
      <text:p text:style-name="P1">Yes, let’s grab a drink somewhere in Buckhead before we head down. <text:s/>Your pick. <text:s/>Why don’t you give me a call on my cell when you head out tomorrow so I can know where to go?</text:p>
      <text:p text:style-name="P1"/>
      <text:p text:style-name="P1">In the meantime: check out this link-- <text:a xlink:type="simple" xlink:href="http://www.ajc.com/sports/proximity-adds-to-hostility-1190928.html">http://www.ajc.com/sports/proximity-adds-to-hostility-1190928.html</text:a>. <text:s/>The story came out last year, but I think it does a good job of outlining things! <text:s/></text:p>
      <text:p text:style-name="P5"/>
      <text:p text:style-name="P5">Looking forward to catching up.</text:p>
      <text:p text:style-name="P5"/>
      <text:p text:style-name="P5">Take care,</text:p>
      <text:p text:style-name="P5"/>
      <text:p text:style-name="P5">J</text:p>
      <text:p text:style-name="P5"><text:soft-page-break/></text:p>
      <text:p text:style-name="P4">Date: Tues, 24 July 2012 06:47:01 <text:s/><text:line-break/>From: Verizon.net</text:p>
      <text:p text:style-name="P3"><text:span text:style-name="T1">To: </text:span><text:a xlink:type="simple" xlink:href="mailto:Felix@gmail.com"><text:span text:style-name="T1">andrew_davidson@gmail.com</text:span></text:a><text:span text:style-name="T1"> <text:line-break/>Subject: Verizon.net - you have a private message.</text:span></text:p>
      <text:p text:style-name="P4"/>
      <text:p text:style-name="P3"><text:span text:style-name="T1">Dear Verizon Customer, <text:line-break/><text:line-break/>You have one private message <text:line-break/><text:line-break/>To read this private message please follow this link <text:line-break/><text:line-break/>Click Here to read this private message. <text:line-break/></text:span><text:a xlink:type="simple" xlink:href="http://www22.sanitized_url/?Foryourhome/MyAccount/Unprotected/UserManagement/Login/Login.aspx"><text:span text:style-name="T1">http://www22.sanitized_url/?Foryourhome/MyAccount/Unprotected/UserManagement/Login/Login.aspx</text:span></text:a></text:p>
      <text:p text:style-name="P4"><text:line-break/>Copyright 1999-2011 All rights reserved <text:line-break/>Verizon USA Pty Limited</text:p>
      <text:p text:style-name="P4"/>
      <text:p text:style-name="P1"/>
      <text:p text:style-name="P1">Date: Wed, 25 July 2012 7:44:11</text:p>
      <text:p text:style-name="P1">From: <text:s/><text:a xlink:type="simple" xlink:href="mailto:frankieflasson@gmail.com">frankieflasson@gmail.com</text:a></text:p>
      <text:p text:style-name="P1">To: <text:s/><text:a xlink:type="simple" xlink:href="mailto:Felix@gmail.com">andrew_davidson@gmail.com</text:a></text:p>
      <text:p text:style-name="P1">Subject: Song</text:p>
      <text:p text:style-name="P1">Attachment: bluesnews.mp3</text:p>
      <text:p text:style-name="P1"/>
      <text:p text:style-name="P1">Hey Andy,</text:p>
      <text:p text:style-name="P1"/>
      <text:p text:style-name="P1">Have you heard the attached song before? <text:s/>My daughter just introduced me to it. <text:s/>Pretty incredible stuff, wouldn’t you agree?</text:p>
      <text:p text:style-name="P1"/>
      <text:p text:style-name="P1">FF</text:p>
      <text:p text:style-name="P1"/>
      <text:p text:style-name="P1">Date: Wed, 25 July 2012 7:56:12</text:p>
      <text:p text:style-name="P1">From: <text:s/><text:a xlink:type="simple" xlink:href="mailto:Felix@gmail.com">andrew_davidson@gmail.com</text:a></text:p>
      <text:p text:style-name="P1">To: <text:s/><text:a xlink:type="simple" xlink:href="mailto:frankieflasson@gmail.com">frankieflasson@gmail.com</text:a></text:p>
      <text:p text:style-name="P1">Subject: Re: Song</text:p>
      <text:p text:style-name="P1"/>
      <text:p text:style-name="P1">Hey Frankie,</text:p>
      <text:p text:style-name="P1"/>
      <text:p text:style-name="P1">Agreed. <text:s/>It’s funny that you thought to send it to me, because my daughter shared the same song with me a few days ago! <text:s/>One issue though: there’s a strange scratchiness to the sound of this .mp3 file that her download doesn’t have. <text:s/>Is yours legit? <text:s/>I don’t want to have to arrest you or your daughter. <text:s/><text:span text:style-name="T2"></text:span></text:p>
      <text:p text:style-name="P1"/>
      <text:p text:style-name="P1">Andy</text:p>
      <text:p text:style-name="P1"/>
      <text:p text:style-name="P1"/>
      <text:p text:style-name="P1"><text:soft-page-break/>Date: Wed, 25 July 2012 13:41:15</text:p>
      <text:p text:style-name="P1">From: <text:s/><text:a xlink:type="simple" xlink:href="mailto:frankieflasson@gmail.com">frankieflasson@gmail.com</text:a></text:p>
      <text:p text:style-name="P1">To: <text:s/><text:a xlink:type="simple" xlink:href="mailto:Felix@gmail.com">andrew_davidson@gmail.com</text:a></text:p>
      <text:p text:style-name="P1">Subject: Re: Song</text:p>
      <text:p text:style-name="P1"/>
      <text:p text:style-name="P1">How should I know? <text:s/>Did I mention I got it from my daughter? <text:s/>I assume she paid for it, but I’m not going to ask, especially since I just shared it with a cop!</text:p>
      <text:p text:style-name="P1"/>
      <text:p text:style-name="P1">In any event, we need to get together soon.</text:p>
      <text:p text:style-name="P1"/>
      <text:p text:style-name="P1">FF <text:s/></text:p>
      <text:p text:style-name="P3"/>
      <text:p text:style-name="P1"/>
      <text:p text:style-name="P1">Date: Thurs, 26 July 2012 09:43:21</text:p>
      <text:p text:style-name="P1">From: <text:s/><text:a xlink:type="simple" xlink:href="mailto:bellesmith@microsoft.com">bellesmith@microsoft.com</text:a></text:p>
      <text:p text:style-name="P1">To: <text:s/><text:a xlink:type="simple" xlink:href="mailto:Felix@gmail.com">andrew_davidson@gmail.com</text:a></text:p>
      <text:p text:style-name="P1">Subject: Birthday ideas?</text:p>
      <text:p text:style-name="P1"/>
      <text:p text:style-name="P1">Hi Andy,</text:p>
      <text:p text:style-name="P1"/>
      <text:p text:style-name="P1">I hope you are doing well! <text:s/>I can’t wait to see my grandbabies again. <text:s/>As you know, Camille’s birthday is coming up soon. <text:s/>Do you have any ideas? <text:s/>We are at a loss right now.</text:p>
      <text:p text:style-name="P1"/>
      <text:p text:style-name="P1">Love,</text:p>
      <text:p text:style-name="P1"/>
      <text:p text:style-name="P1">Belle</text:p>
      <text:p text:style-name="P1"/>
      <text:p text:style-name="P1">Date: Thurs, 26 July 2012 17:40:51</text:p>
      <text:p text:style-name="P1">From: <text:s/><text:a xlink:type="simple" xlink:href="mailto:Felix@gmail.com">andrew_davidson@gmail.com</text:a></text:p>
      <text:p text:style-name="P1">To: <text:a xlink:type="simple" xlink:href="mailto:bellesmith@microsoft.com">bellesmith@microsoft.com</text:a></text:p>
      <text:p text:style-name="P1">Subject: Re: Birthday ideas</text:p>
      <text:p text:style-name="P1"/>
      <text:p text:style-name="P1">Hi Belle,</text:p>
      <text:p text:style-name="P1"/>
      <text:p text:style-name="P1">It’s good to hear from you. <text:s/>We are looking forward to a visit from you! <text:s/>Just let us know when you want to come down. <text:s/>If it’s any consolation, I don’t know what to get her either. <text:s/>I’m probably going to get her a Coach bag and some shoes—she spied a few pairs that she liked at Neiman Marcus.</text:p>
      <text:p text:style-name="P1"/>
      <text:p text:style-name="P1">If you like, I could send the links to some ideas.</text:p>
      <text:p text:style-name="P1"/>
      <text:p text:style-name="P1">Love,</text:p>
      <text:p text:style-name="P1"/>
      <text:p text:style-name="P1">Andy</text:p>
      <text:p text:style-name="P1"/>
      <text:p text:style-name="P1">Date: Thurs, 26 July 2012 17:53:32</text:p>
      <text:p text:style-name="P1">From: <text:s/><text:a xlink:type="simple" xlink:href="mailto:bellesmith@microsoft.com">bellesmith@microsoft.com</text:a></text:p>
      <text:p text:style-name="P1">To: <text:s/><text:a xlink:type="simple" xlink:href="mailto:Felix@gmail.com">andrew_davidson@gmail.com</text:a></text:p>
      <text:p text:style-name="P1">Subject: Re: Birthday ideas?</text:p>
      <text:p text:style-name="P1"><text:soft-page-break/>Attachment: clarksshoesbrown.jpg</text:p>
      <text:p text:style-name="P1"/>
      <text:p text:style-name="P1">Thanks! <text:s/>That would be great.</text:p>
      <text:p text:style-name="P1"/>
      <text:p text:style-name="P1">I saw the attached item at the store yesterday. <text:s/>Do you think she might like it?</text:p>
      <text:p text:style-name="P1"/>
      <text:p text:style-name="P1"/>
      <text:p text:style-name="P1">Date: Thurs, 26 July 2012 17:59:52</text:p>
      <text:p text:style-name="P1">From: <text:a xlink:type="simple" xlink:href="mailto:Felix@gmail.com">andrew_davidson@gmail.com</text:a></text:p>
      <text:p text:style-name="P1">To: <text:s/><text:a xlink:type="simple" xlink:href="mailto:bellesmith@microsoft.com">bellesmith@microsoft.com</text:a></text:p>
      <text:p text:style-name="P1">Subject: Re: Birthday ideas?</text:p>
      <text:p text:style-name="P1"/>
      <text:p text:style-name="P1">That’s perfect! <text:s/>It’s obvious that she is your daughter. <text:s/>You think just alike! <text:s/>She will love it.</text:p>
      <text:p text:style-name="P1"/>
      <text:p text:style-name="P1">Let me know if you need anything from me.</text:p>
      <text:p text:style-name="P1"/>
      <text:p text:style-name="P1">Kids send hugs and kisses.</text:p>
      <text:p text:style-name="P1"/>
      <text:p text:style-name="P1">Love, </text:p>
      <text:p text:style-name="P1"/>
      <text:p text:style-name="P1">Andy <text:s text:c="2"/></text:p>
      <text:p text:style-name="P4"/>
      <text:p text:style-name="P1"/>
      <text:p text:style-name="P1">Date: Thurs, 26 July 2012 18:14:12</text:p>
      <text:p text:style-name="P1">From: <text:s/><text:a xlink:type="simple" xlink:href="mailto:redmenace@gmail.com">redmenace@gmail.com</text:a></text:p>
      <text:p text:style-name="P1">To: <text:s/><text:a xlink:type="simple" xlink:href="mailto:Felix@gmail.com">andrew_davidson@gmail.com</text:a></text:p>
      <text:p text:style-name="P1">Subject: Offer</text:p>
      <text:p text:style-name="P1"/>
      <text:p text:style-name="P1">Dear Mr. Davidson,</text:p>
      <text:p text:style-name="P1"/>
      <text:p text:style-name="P1">It has come to our attention that your services might be for sale. <text:s text:c="2"/>If so, we would very much like to employ them. <text:s/>You may reach us at this email address if you are interested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len Turner</meta:initial-creator>
    <dc:creator>Jeremy Mhire</dc:creator>
    <meta:editing-cycles>6</meta:editing-cycles>
    <meta:creation-date>2012-07-27T03:14:00</meta:creation-date>
    <dc:date>2012-07-27T16:11:12.41</dc:date>
    <meta:editing-duration>PT10M15S</meta:editing-duration>
    <meta:generator>OpenOffice.org/3.4$Win32 OpenOffice.org_project/340m1$Build-9590</meta:generator>
    <meta:document-statistic meta:table-count="0" meta:image-count="0" meta:object-count="0" meta:page-count="5" meta:paragraph-count="118" meta:word-count="856" meta:character-count="5318"/>
    <meta:user-defined meta:name="AppVersion">14.0000</meta:user-defined>
    <meta:user-defined meta:name="Company">University of Baltimo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